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3.9cm" draw:shadow="hidden"/>
    </style:style>
    <style:style style:name="gr2" style:family="graphic" style:parent-style-name="standard">
      <style:graphic-properties svg:stroke-color="#ff420e" draw:fill-color="#c5000b" draw:textarea-horizontal-align="justify" draw:textarea-vertical-align="middle" draw:auto-grow-height="false" fo:min-height="1.65cm" fo:min-width="4.1cm" draw:shadow="hidden"/>
    </style:style>
    <style:style style:name="gr3" style:family="graphic" style:parent-style-name="standard">
      <style:graphic-properties svg:stroke-color="#ccffcc" draw:fill-color="#314004" draw:textarea-horizontal-align="justify" draw:textarea-vertical-align="middle" draw:auto-grow-height="false" fo:min-height="1.914cm" fo:min-width="3.601cm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c5000b"/>
      <style:paragraph-properties fo:text-align="center"/>
    </style:style>
    <style:style style:name="P3" style:family="paragraph">
      <loext:graphic-properties draw:fill-color="#31400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1.7cm" svg:x="8.4cm" svg:y="1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9cm" svg:x="8.3cm" svg:y="4.7cm">
          <text:p text:style-name="P1">NodeJS</text:p>
          <text:p text:style-name="P1">(Grape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cm" svg:height="4.1cm" svg:x="8.7cm" svg:y="8.5cm">
          <text:p text:style-name="P1">Postgre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4" draw:layer="layout" svg:x1="9.5cm" svg:y1="2.7cm" svg:x2="9.5cm" svg:y2="4.8cm">
          <text:p/>
        </draw:line>
        <draw:frame draw:style-name="gr5" draw:text-style-name="P6" draw:layer="layout" svg:width="4.528cm" svg:height="0.683cm" svg:x="4.972cm" svg:y="2.717cm">
          <draw:text-box>
            <text:p text:style-name="P5"><text:span text:style-name="T1">1. Send HTTP Request</text:span></text:p>
          </draw:text-box>
        </draw:frame>
        <draw:line draw:style-name="gr4" draw:text-style-name="P4" draw:layer="layout" svg:x1="9.4cm" svg:y1="6.6cm" svg:x2="9.4cm" svg:y2="8.7cm">
          <text:p/>
        </draw:line>
        <draw:frame draw:style-name="gr5" draw:text-style-name="P6" draw:layer="layout" svg:width="4.075cm" svg:height="1.115cm" svg:x="5.5cm" svg:y="7.017cm">
          <draw:text-box>
            <text:p text:style-name="P5"><text:span text:style-name="T1">3. Call SQL Function</text:span></text:p>
            <text:p text:style-name="P5"><text:span text:style-name="T1"><text:s text:c="4"/></text:span><text:span text:style-name="T1">with JSON input</text:span></text:p>
          </draw:text-box>
        </draw:frame>
        <draw:frame draw:style-name="gr5" draw:text-style-name="P6" draw:layer="layout" svg:width="4.769cm" svg:height="0.683cm" svg:x="3.6cm" svg:y="5.317cm">
          <draw:text-box>
            <text:p text:style-name="P5"><text:span text:style-name="T1">2. Checks authentication</text:span></text:p>
          </draw:text-box>
        </draw:frame>
        <draw:line draw:style-name="gr4" draw:text-style-name="P4" draw:layer="layout" svg:x1="12cm" svg:y1="8.6cm" svg:x2="12cm" svg:y2="6.6cm">
          <text:p/>
        </draw:line>
        <draw:frame draw:style-name="gr5" draw:text-style-name="P6" draw:layer="layout" svg:width="3.254cm" svg:height="0.683cm" svg:x="11.946cm" svg:y="7.3cm">
          <draw:text-box>
            <text:p text:style-name="P5">4. Return JSON</text:p>
          </draw:text-box>
        </draw:frame>
        <draw:line draw:style-name="gr4" draw:text-style-name="P4" draw:layer="layout" svg:x1="11.7cm" svg:y1="4.7cm" svg:x2="11.7cm" svg:y2="2.7cm">
          <text:p/>
        </draw:line>
        <draw:frame draw:style-name="gr5" draw:text-style-name="P6" draw:layer="layout" svg:width="3.808cm" svg:height="1.115cm" svg:x="11.546cm" svg:y="3.3cm">
          <draw:text-box>
            <text:p text:style-name="P5">5. HTTP Response</text:p>
            <text:p text:style-name="P5"><text:s text:c="4"/>with JS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cc" draw:marker-start-width="0.2cm" draw:marker-start-center="false" draw:marker-end-width="0.2cm" draw:marker-end-center="false" draw:fill="solid" draw:fill-color="#00458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1:27:41.272897748</meta:creation-date>
    <dc:date>2017-03-07T11:41:08.937424262</dc:date>
    <meta:editing-duration>PT13M27S</meta:editing-duration>
    <meta:editing-cycles>1</meta:editing-cycles>
    <meta:document-statistic meta:object-count="12"/>
    <meta:generator>LibreOffice/5.2.1.2$Linux_X86_64 LibreOffice_project/31dd62db80d4e60af04904455ec9c9219178d620</meta:generator>
  </office:meta>
</office:document-meta>
</file>